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5"/>
    <style:style style:name="ce6" style:family="table-cell" style:parent-style-name="Neutro" style:data-style-name="N0">
      <style:table-cell-properties style:vertical-align="automatic" fo:background-color="#FFEB9C"/>
      <style:text-properties fo:color="#9C6500"/>
    </style:style>
    <style:style style:name="ce7" style:family="table-cell" style:parent-style-name="Default" style:data-style-name="N0">
      <style:table-cell-properties style:vertical-align="middle" fo:background-color="#BDD7E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Neutro" style:data-style-name="N0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0" style:family="table-cell" style:parent-style-name="Default" style:data-style-name="N13">
      <style:table-cell-properties style:vertical-align="middle" style:repeat-content="false"/>
      <style:paragraph-properties fo:text-align="center"/>
      <style:text-properties fo:color="#2F75B5"/>
    </style:style>
    <style:style style:name="ce11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F75B5"/>
    </style:style>
    <style:style style:name="ce13" style:family="table-cell" style:parent-style-name="Incorreto" style:data-style-name="N0">
      <style:table-cell-properties style:vertical-align="middle" fo:background-color="#FFC7CE" style:repeat-content="false"/>
      <style:paragraph-properties fo:text-align="center"/>
      <style:text-properties fo:color="#9C0006"/>
    </style:style>
    <style:style style:name="ce14" style:family="table-cell" style:parent-style-name="Incorreto" style:data-style-name="N2">
      <style:table-cell-properties style:vertical-align="middle" fo:background-color="#FFC7CE" style:repeat-content="false"/>
      <style:paragraph-properties fo:text-align="center"/>
      <style:text-properties fo:color="#9C0006"/>
    </style:style>
    <style:style style:name="ce15" style:family="table-cell" style:parent-style-name="Correto" style:data-style-name="N0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16" style:family="table-cell" style:parent-style-name="Default" style:data-style-name="N14">
      <style:table-cell-properties style:vertical-align="middle" style:repeat-content="false"/>
      <style:paragraph-properties fo:text-align="center"/>
      <style:text-properties fo:color="#2F75B5"/>
    </style:style>
    <style:style style:name="ce17" style:family="table-cell" style:parent-style-name="Default" style:data-style-name="N0">
      <style:text-properties fo:color="#2F75B5"/>
    </style:style>
    <style:style style:name="ce18" style:family="table-cell" style:parent-style-name="Default" style:data-style-name="N0"/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3.095625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6.40291666666667cm"/>
    </style:style>
    <style:style style:name="co24" style:family="table-column">
      <style:table-column-properties fo:break-before="auto" style:column-width="2.09020833333333cm"/>
    </style:style>
    <style:style style:name="co25" style:family="table-column">
      <style:table-column-properties fo:break-before="auto" style:column-width="2.43416666666667cm"/>
    </style:style>
    <style:style style:name="co26" style:family="table-column">
      <style:table-column-properties fo:break-before="auto" style:column-width="1.24354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93145833333333cm"/>
    </style:style>
    <style:style style:name="co29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13" table:default-cell-style-name="ce1"/>
        <table:table-column table:style-name="co22" table:default-cell-style-name="ce1"/>
        <table:table-column table:style-name="co13" table:number-columns-repeated="3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13" table:number-columns-repeated="3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6332" table:default-cell-style-name="ce1"/>
        <table:table-row table:style-name="ro1">
          <table:table-cell office:value-type="string" table:style-name="ce2">
            <text:p>TABELA 1</text:p>
          </table:table-cell>
          <table:table-cell table:style-name="ce1"/>
          <table:table-cell office:value-type="string" table:style-name="ce1">
            <text:p>Energia (KeV)</text:p>
          </table:table-cell>
          <table:table-cell table:number-columns-repeated="4" table:style-name="ce1"/>
          <table:table-cell office:value-type="string" table:style-name="ce1">
            <text:p>Area sinal</text:p>
          </table:table-cell>
          <table:table-cell office:value-type="string" table:style-name="ce1">
            <text:p>e Area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e centroide maj</text:p>
          </table:table-cell>
          <table:table-cell office:value-type="string" table:style-name="ce1">
            <text:p>R (canais)</text:p>
          </table:table-cell>
          <table:table-cell office:value-type="string" table:style-name="ce1">
            <text:p>e R (canais)</text:p>
          </table:table-cell>
          <table:table-cell office:value-type="string" table:style-name="ce1">
            <text:p>e R (canais) maj</text:p>
          </table:table-cell>
          <table:table-cell table:number-columns-repeated="2" table:style-name="ce1"/>
          <table:table-cell office:value-type="string" table:style-name="ce1">
            <text:p>Calibracao</text:p>
          </table:table-cell>
          <table:table-cell table:style-name="ce1"/>
          <table:table-cell office:value-type="string" table:style-name="ce2">
            <text:p>TABELA 2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centroide(canal)</text:p>
          </table:table-cell>
          <table:table-cell office:value-type="string" table:style-name="ce1">
            <text:p>e centroide (canal)</text:p>
          </table:table-cell>
          <table:table-cell office:value-type="string" table:style-name="ce1">
            <text:p>centroide(KeV)</text:p>
          </table:table-cell>
          <table:table-cell office:value-type="string" table:style-name="ce1">
            <text:p>e centroide (KeV)</text:p>
          </table:table-cell>
          <table:table-cell office:value-type="string" table:style-name="ce1">
            <text:p>desvios (%)</text:p>
          </table:table-cell>
          <table:table-cell office:value-type="string" table:style-name="ce1">
            <text:p>desvios (σ)</text:p>
          </table:table-cell>
          <table:table-cell table:style-name="ce1"/>
          <table:table-cell office:value-type="string" table:style-name="ce2">
            <text:p>TABELA 3</text:p>
          </table:table-cell>
          <table:table-cell office:value-type="string" table:style-name="ce1">
            <text:p>E teorica</text:p>
          </table:table-cell>
          <table:table-cell office:value-type="string" table:style-name="ce1">
            <text:p>FWHM(KeV)</text:p>
          </table:table-cell>
          <table:table-cell office:value-type="string" table:style-name="ce1">
            <text:p>e FWHM (KeV)</text:p>
          </table:table-cell>
          <table:table-cell office:value-type="string" table:style-name="ce1">
            <text:p>centroide (KeV)</text:p>
          </table:table-cell>
          <table:table-cell office:value-type="string" table:style-name="ce1">
            <text:p>e centroid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 R</text:p>
          </table:table-cell>
          <table:table-cell table:number-columns-repeated="3" table:style-name="ce1"/>
          <table:table-cell office:value-type="string" table:style-name="ce2">
            <text:p>COEFICIENTE DE ABSORÇAO MÁSSICA</text:p>
          </table:table-cell>
          <table:table-cell office:value-type="string" table:style-name="ce2">
            <text:p>TABELA 4</text:p>
          </table:table-cell>
          <table:table-cell office:value-type="string" table:style-name="ce3">
            <text:p>X (g/cm^2)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Area sinal</text:p>
          </table:table-cell>
          <table:table-cell office:value-type="string" table:style-name="ce1">
            <text:p>e Area</text:p>
          </table:table-cell>
          <table:table-cell office:value-type="string" table:style-name="ce1">
            <text:p>Centroide</text:p>
          </table:table-cell>
          <table:table-cell office:value-type="string" table:style-name="ce1">
            <text:p>FWHM</text:p>
          </table:table-cell>
          <table:table-cell table:style-name="ce1"/>
          <table:table-cell office:value-type="string" table:style-name="ce2">
            <text:p>TABELA 5</text:p>
          </table:table-cell>
          <table:table-cell office:value-type="string" table:style-name="ce1">
            <text:p>X (g/cm^2)</text:p>
          </table:table-cell>
          <table:table-cell office:value-type="string" table:style-name="ce1">
            <text:p>I (contagens/s)</text:p>
          </table:table-cell>
          <table:table-cell office:value-type="string" table:style-name="ce1">
            <text:p>e I</text:p>
          </table:table-cell>
          <table:table-cell office:value-type="string" table:style-name="ce1">
            <text:p>ln(I/I0)</text:p>
          </table:table-cell>
          <table:table-cell office:value-type="string" table:style-name="ce1">
            <text:p>e ln(I/I0)</text:p>
          </table:table-cell>
          <table:table-cell table:number-columns-repeated="16329"/>
        </table:table-row>
        <table:table-row table:style-name="ro1">
          <table:table-cell office:value-type="string" table:style-name="ce1">
            <text:p>ESTUDO DO 60Co E DO 137Cs</text:p>
          </table:table-cell>
          <table:table-cell office:value-type="string" table:style-name="ce1">
            <text:p>Pico Cs</text:p>
          </table:table-cell>
          <table:table-cell office:value-type="float" office:value="662" table:style-name="ce1">
            <text:p>662</text:p>
          </table:table-cell>
          <table:table-cell table:number-columns-repeated="4" table:style-name="ce1"/>
          <table:table-cell office:value-type="float" office:value="2682" table:style-name="ce1">
            <text:p>2682</text:p>
          </table:table-cell>
          <table:table-cell office:value-type="float" office:value="181" table:style-name="ce1">
            <text:p>181</text:p>
          </table:table-cell>
          <table:table-cell office:value-type="float" office:value="439.6" table:style-name="ce1">
            <text:p>439,6</text:p>
          </table:table-cell>
          <table:table-cell office:value-type="float" office:value="24.74" table:style-name="ce1">
            <text:p>24,74</text:p>
          </table:table-cell>
          <table:table-cell office:value-type="float" office:value="0.20285204816748476" table:formula="of:=[.K2]/(2.355*SQRT([.H2]))" table:style-name="ce1">
            <text:p>0,202852048</text:p>
          </table:table-cell>
          <table:table-cell office:value-type="float" office:value="0.21006414848327282" table:formula="of:=[.K2]/(2.355*SQRT([.H2]-[.I2]))" table:style-name="ce1">
            <text:p>0,210064148</text:p>
          </table:table-cell>
          <table:table-cell office:value-type="float" office:value="5.6278434940855319E-2" table:formula="of:=[.K2]/[.J2]" table:style-name="ce1">
            <text:p>0,056278435</text:p>
          </table:table-cell>
          <table:table-cell office:value-type="float" office:value="2.5969508178828565E-5" table:formula="of:=[.K2]/[.J2]^2*[.L2]" table:style-name="ce1">
            <text:p>2,59695E-05</text:p>
          </table:table-cell>
          <table:table-cell office:value-type="float" office:value="2.6892815090586984E-5" table:formula="of:=[.K2]/[.J2]^2*[.M2]" table:style-name="ce1">
            <text:p>2,68928E-05</text:p>
          </table:table-cell>
          <table:table-cell table:number-columns-repeated="2" table:style-name="ce1"/>
          <table:table-cell office:value-type="string" table:style-name="ce1">
            <text:p>E = a*c + b</text:p>
          </table:table-cell>
          <table:table-cell table:number-columns-repeated="2" table:style-name="ce1"/>
          <table:table-cell office:value-type="float" office:value="662" table:formula="of:=[.C2]" table:style-name="ce1">
            <text:p>662</text:p>
          </table:table-cell>
          <table:table-cell office:value-type="float" office:value="439.6" table:formula="of:=[.J2]" table:style-name="ce1">
            <text:p>439,6</text:p>
          </table:table-cell>
          <table:table-cell office:value-type="float" office:value="0.20285204816748476" table:formula="of:=[.L2]" table:style-name="ce4">
            <text:p>0,20</text:p>
          </table:table-cell>
          <table:table-cell office:value-type="float" office:value="664.19140000000004" table:formula="of:=[.$S$5]*[.W2]+[.$S$6]" table:style-name="ce4">
            <text:p>664,19</text:p>
          </table:table-cell>
          <table:table-cell office:value-type="float" office:value="0.52394374068473448" table:formula="of:=[.$S$5]*[.X2]+[.W2]*[.$T$5]+[.$T$6]" table:style-name="ce4">
            <text:p>0,52</text:p>
          </table:table-cell>
          <table:table-cell office:value-type="float" office:value="0.33102719033233297" table:formula="of:=ABS([.Y2]-[.C2])/[.C2]*100" table:style-name="ce4">
            <text:p>0,33</text:p>
          </table:table-cell>
          <table:table-cell office:value-type="float" office:value="4.1825101243429978" table:formula="of:=ABS([.Y2]-[.C2])/[.Z2]" table:style-name="ce4">
            <text:p>4,18</text:p>
          </table:table-cell>
          <table:table-cell table:number-columns-repeated="2" table:style-name="ce1"/>
          <table:table-cell office:value-type="float" office:value="662" table:formula="of:=[.C2]" table:style-name="ce1">
            <text:p>662</text:p>
          </table:table-cell>
          <table:table-cell office:value-type="float" office:value="38.167659999999998" table:formula="of:=[.$S$5]*[.K2]+[.$S$6]" table:style-name="ce1">
            <text:p>38,16766</text:p>
          </table:table-cell>
          <table:table-cell office:value-type="float" office:value="5.7267064000000006E-2" table:formula="of:=[.$T$5]*[.AF2]+[.$T$6]" table:style-name="ce1">
            <text:p>0,057267064</text:p>
          </table:table-cell>
          <table:table-cell office:value-type="float" office:value="664.19140000000004" table:formula="of:=[.Y2]" table:style-name="ce1">
            <text:p>664,1914</text:p>
          </table:table-cell>
          <table:table-cell office:value-type="float" office:value="0.52394374068473448" table:formula="of:=[.Z2]" table:style-name="ce1">
            <text:p>0,523943741</text:p>
          </table:table-cell>
          <table:table-cell office:value-type="float" office:value="5.7464851246191981E-2" table:formula="of:=[.AF2]/[.AH2]" table:style-name="ce1">
            <text:p>0,057464851</text:p>
          </table:table-cell>
          <table:table-cell office:value-type="float" office:value="1.3155155745741613E-4" table:formula="of:=[.AF2]/[.AH2]^2*[.AI2]+[.AG2]/[.AH2]" table:style-name="ce5">
            <text:p>1,32E-04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AQ2]" table:style-name="ce1">
            <text:p>0</text:p>
          </table:table-cell>
          <table:table-cell office:value-type="float" office:value="0" table:formula="of:=[.AS2]/[.$AO$5]" table:style-name="ce1">
            <text:p>0</text:p>
          </table:table-cell>
          <table:table-cell office:value-type="float" office:value="0" table:formula="of:=[.AT2]/[.$AO$5]" table:style-name="ce1">
            <text:p>0</text:p>
          </table:table-cell>
          <table:table-cell office:value-type="float" office:value="0" table:formula="of:=LN([.AZ2]/[.$AZ$2])" table:style-name="ce1">
            <text:p>#DIV/0!</text:p>
          </table:table-cell>
          <table:table-cell office:value-type="float" office:value="0" table:formula="of:=[.AT2]/[.AS2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173" table:style-name="ce1">
            <text:p>1173</text:p>
          </table:table-cell>
          <table:table-cell table:number-columns-repeated="4" table:style-name="ce1"/>
          <table:table-cell office:value-type="float" office:value="2920" table:style-name="ce1">
            <text:p>2920</text:p>
          </table:table-cell>
          <table:table-cell office:value-type="float" office:value="152" table:style-name="ce1">
            <text:p>152</text:p>
          </table:table-cell>
          <table:table-cell office:value-type="float" office:value="773.73" table:style-name="ce1">
            <text:p>773,73</text:p>
          </table:table-cell>
          <table:table-cell office:value-type="float" office:value="31.88" table:style-name="ce1">
            <text:p>31,88</text:p>
          </table:table-cell>
          <table:table-cell office:value-type="float" office:value="0.25051629236836154" table:formula="of:=[.K3]/(2.355*SQRT([.H3]))" table:style-name="ce1">
            <text:p>0,250516292</text:p>
          </table:table-cell>
          <table:table-cell office:value-type="float" office:value="0.25730270881187062" table:formula="of:=[.K3]/(2.355*SQRT([.H3]-[.I3]))" table:style-name="ce1">
            <text:p>0,257302709</text:p>
          </table:table-cell>
          <table:table-cell office:value-type="float" office:value="4.1203003631757849E-2" table:formula="of:=[.K3]/[.J3]" table:style-name="ce1">
            <text:p>0,041203004</text:p>
          </table:table-cell>
          <table:table-cell office:value-type="float" office:value="1.3340601636576209E-5" table:formula="of:=[.K3]/[.J3]^2*[.L3]" table:style-name="ce1">
            <text:p>1,33406E-05</text:p>
          </table:table-cell>
          <table:table-cell office:value-type="float" office:value="1.3701994811674145E-5" table:formula="of:=[.K3]/[.J3]^2*[.M3]" table:style-name="ce1">
            <text:p>1,3702E-05</text:p>
          </table:table-cell>
          <table:table-cell table:number-columns-repeated="5" table:style-name="ce1"/>
          <table:table-cell office:value-type="float" office:value="1173" table:formula="of:=[.C3]" table:style-name="ce1">
            <text:p>1173</text:p>
          </table:table-cell>
          <table:table-cell office:value-type="float" office:value="773.73" table:formula="of:=[.J3]" table:style-name="ce1">
            <text:p>773,73</text:p>
          </table:table-cell>
          <table:table-cell office:value-type="float" office:value="0.25051629236836154" table:formula="of:=[.L3]" table:style-name="ce4">
            <text:p>0,25</text:p>
          </table:table-cell>
          <table:table-cell office:value-type="float" office:value="1168.39357" table:formula="of:=[.$S$5]*[.W3]+[.$S$6]" table:style-name="ce4">
            <text:p>1168,39</text:p>
          </table:table-cell>
          <table:table-cell office:value-type="float" office:value="0.72952108518385761" table:formula="of:=[.$S$5]*[.X3]+[.W3]*[.$T$5]+[.$T$6]" table:style-name="ce4">
            <text:p>0,73</text:p>
          </table:table-cell>
          <table:table-cell office:value-type="float" office:value="0.39270502983802602" table:formula="of:=ABS([.Y3]-[.C3])/[.C3]*100" table:style-name="ce4">
            <text:p>0,39</text:p>
          </table:table-cell>
          <table:table-cell office:value-type="float" office:value="6.3143205776418512" table:formula="of:=ABS([.Y3]-[.C3])/[.Z3]" table:style-name="ce4">
            <text:p>6,31</text:p>
          </table:table-cell>
          <table:table-cell table:number-columns-repeated="2" table:style-name="ce1"/>
          <table:table-cell office:value-type="float" office:value="1173" table:formula="of:=[.C3]" table:style-name="ce1">
            <text:p>1173</text:p>
          </table:table-cell>
          <table:table-cell office:value-type="float" office:value="48.941919999999996" table:formula="of:=[.$S$5]*[.K3]+[.$S$6]" table:style-name="ce1">
            <text:p>48,94192</text:p>
          </table:table-cell>
          <table:table-cell office:value-type="float" office:value="6.1576768000000004E-2" table:formula="of:=[.$T$5]*[.AF3]+[.$T$6]" table:style-name="ce1">
            <text:p>0,061576768</text:p>
          </table:table-cell>
          <table:table-cell office:value-type="float" office:value="1168.39357" table:formula="of:=[.Y3]" table:style-name="ce1">
            <text:p>1168,39357</text:p>
          </table:table-cell>
          <table:table-cell office:value-type="float" office:value="0.72952108518385761" table:formula="of:=[.Z3]" table:style-name="ce1">
            <text:p>0,729521085</text:p>
          </table:table-cell>
          <table:table-cell office:value-type="float" office:value="4.1888214088682464E-2" table:formula="of:=[.AF3]/[.AH3]" table:style-name="ce1">
            <text:p>0,041888214</text:p>
          </table:table-cell>
          <table:table-cell office:value-type="float" office:value="7.8856222564105172E-5" table:formula="of:=[.AF3]/[.AH3]^2*[.AI3]+[.AG3]/[.AH3]" table:style-name="ce5">
            <text:p>7,89E-05</text:p>
          </table:table-cell>
          <table:table-cell table:number-columns-repeated="5" table:style-name="ce1"/>
          <table:table-cell office:value-type="float" office:value="900" table:style-name="ce1">
            <text:p>900</text:p>
          </table:table-cell>
          <table:table-cell table:number-columns-repeated="7" table:style-name="ce1"/>
          <table:table-cell office:value-type="float" office:value="900" table:formula="of:=[.AQ3]" table:style-name="ce1">
            <text:p>900</text:p>
          </table:table-cell>
          <table:table-cell office:value-type="float" office:value="0" table:formula="of:=[.AS3]/[.$AO$5]" table:style-name="ce1">
            <text:p>0</text:p>
          </table:table-cell>
          <table:table-cell office:value-type="float" office:value="0" table:formula="of:=[.AT3]/[.$AO$5]" table:style-name="ce1">
            <text:p>0</text:p>
          </table:table-cell>
          <table:table-cell office:value-type="float" office:value="0" table:formula="of:=LN([.AZ3]/[.$AZ$2])" table:style-name="ce1">
            <text:p>#DIV/0!</text:p>
          </table:table-cell>
          <table:table-cell office:value-type="float" office:value="0" table:formula="of:=[.AT3]/[.AS3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Pico Co</text:p>
          </table:table-cell>
          <table:table-cell office:value-type="float" office:value="1333" table:style-name="ce1">
            <text:p>1333</text:p>
          </table:table-cell>
          <table:table-cell table:number-columns-repeated="4" table:style-name="ce1"/>
          <table:table-cell office:value-type="float" office:value="2844" table:style-name="ce1">
            <text:p>2844</text:p>
          </table:table-cell>
          <table:table-cell office:value-type="float" office:value="84" table:style-name="ce1">
            <text:p>84</text:p>
          </table:table-cell>
          <table:table-cell office:value-type="float" office:value="877.95" table:style-name="ce1">
            <text:p>877,95</text:p>
          </table:table-cell>
          <table:table-cell office:value-type="float" office:value="42.97" table:style-name="ce1">
            <text:p>42,97</text:p>
          </table:table-cell>
          <table:table-cell office:value-type="float" office:value="0.34214456548330674" table:formula="of:=[.K4]/(2.355*SQRT([.H4]))" table:style-name="ce1">
            <text:p>0,342144565</text:p>
          </table:table-cell>
          <table:table-cell office:value-type="float" office:value="0.34731208979115791" table:formula="of:=[.K4]/(2.355*SQRT([.H4]-[.I4]))" table:style-name="ce1">
            <text:p>0,34731209</text:p>
          </table:table-cell>
          <table:table-cell office:value-type="float" office:value="4.8943561706247501E-2" table:formula="of:=[.K4]/[.J4]" table:style-name="ce1">
            <text:p>0,048943562</text:p>
          </table:table-cell>
          <table:table-cell office:value-type="float" office:value="1.9073721343116876E-5" table:formula="of:=[.K4]/[.J4]^2*[.L4]" table:style-name="ce1">
            <text:p>1,90737E-05</text:p>
          </table:table-cell>
          <table:table-cell office:value-type="float" office:value="1.9361798163926543E-5" table:formula="of:=[.K4]/[.J4]^2*[.M4]" table:style-name="ce1">
            <text:p>1,93618E-05</text:p>
          </table:table-cell>
          <table:table-cell table:style-name="ce1"/>
          <table:table-cell office:value-type="string" table:style-name="ce1">
            <text:p>Parametros</text:p>
          </table:table-cell>
          <table:table-cell table:style-name="ce1"/>
          <table:table-cell office:value-type="string" table:style-name="ce1">
            <text:p>erro</text:p>
          </table:table-cell>
          <table:table-cell table:style-name="ce1"/>
          <table:table-cell office:value-type="float" office:value="1333" table:formula="of:=[.C4]" table:style-name="ce1">
            <text:p>1333</text:p>
          </table:table-cell>
          <table:table-cell office:value-type="float" office:value="877.95" table:formula="of:=[.J4]" table:style-name="ce1">
            <text:p>877,95</text:p>
          </table:table-cell>
          <table:table-cell office:value-type="float" office:value="0.34214456548330674" table:formula="of:=[.L4]" table:style-name="ce4">
            <text:p>0,34</text:p>
          </table:table-cell>
          <table:table-cell office:value-type="float" office:value="1325.66155" table:formula="of:=[.$S$5]*[.W4]+[.$S$6]" table:style-name="ce4">
            <text:p>1325,66</text:p>
          </table:table-cell>
          <table:table-cell office:value-type="float" office:value="0.90947614931430987" table:formula="of:=[.$S$5]*[.X4]+[.W4]*[.$T$5]+[.$T$6]" table:style-name="ce4">
            <text:p>0,91</text:p>
          </table:table-cell>
          <table:table-cell office:value-type="float" office:value="0.55052138034508369" table:formula="of:=ABS([.Y4]-[.C4])/[.C4]*100" table:style-name="ce4">
            <text:p>0,55</text:p>
          </table:table-cell>
          <table:table-cell office:value-type="float" office:value="8.0688756989754093" table:formula="of:=ABS([.Y4]-[.C4])/[.Z4]" table:style-name="ce4">
            <text:p>8,07</text:p>
          </table:table-cell>
          <table:table-cell table:number-columns-repeated="2" table:style-name="ce1"/>
          <table:table-cell office:value-type="float" office:value="1333" table:formula="of:=[.C4]" table:style-name="ce1">
            <text:p>1333</text:p>
          </table:table-cell>
          <table:table-cell office:value-type="float" office:value="65.676729999999992" table:formula="of:=[.$S$5]*[.K4]+[.$S$6]" table:style-name="ce1">
            <text:p>65,67673</text:p>
          </table:table-cell>
          <table:table-cell office:value-type="float" office:value="6.8270691999999994E-2" table:formula="of:=[.$T$5]*[.AF4]+[.$T$6]" table:style-name="ce1">
            <text:p>0,068270692</text:p>
          </table:table-cell>
          <table:table-cell office:value-type="float" office:value="1325.66155" table:formula="of:=[.Y4]" table:style-name="ce1">
            <text:p>1325,66155</text:p>
          </table:table-cell>
          <table:table-cell office:value-type="float" office:value="0.90947614931430987" table:formula="of:=[.Z4]" table:style-name="ce1">
            <text:p>0,909476149</text:p>
          </table:table-cell>
          <table:table-cell office:value-type="float" office:value="4.9542607613534531E-2" table:formula="of:=[.AF4]/[.AH4]" table:style-name="ce1">
            <text:p>0,049542608</text:p>
          </table:table-cell>
          <table:table-cell office:value-type="float" office:value="8.5488269611008316E-5" table:formula="of:=[.AF4]/[.AH4]^2*[.AI4]+[.AG4]/[.AH4]" table:style-name="ce5">
            <text:p>8,55E-05</text:p>
          </table:table-cell>
          <table:table-cell table:number-columns-repeated="3" table:style-name="ce1"/>
          <table:table-cell office:value-type="string" table:style-name="ce1">
            <text:p>T aquisiçao (s)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table:number-columns-repeated="7" table:style-name="ce1"/>
          <table:table-cell office:value-type="float" office:value="1800" table:formula="of:=[.AQ4]" table:style-name="ce1">
            <text:p>1800</text:p>
          </table:table-cell>
          <table:table-cell office:value-type="float" office:value="0" table:formula="of:=[.AS4]/[.$AO$5]" table:style-name="ce1">
            <text:p>0</text:p>
          </table:table-cell>
          <table:table-cell office:value-type="float" office:value="0" table:formula="of:=[.AT4]/[.$AO$5]" table:style-name="ce1">
            <text:p>0</text:p>
          </table:table-cell>
          <table:table-cell office:value-type="float" office:value="0" table:formula="of:=LN([.AZ4]/[.$AZ$2])" table:style-name="ce1">
            <text:p>#DIV/0!</text:p>
          </table:table-cell>
          <table:table-cell office:value-type="float" office:value="0" table:formula="of:=[.AT4]/[.AS4]+[.$AT$2]/[.$AS$2]" table:style-name="ce1">
            <text:p>#DIV/0!</text:p>
          </table:table-cell>
          <table:table-cell table:number-columns-repeated="16329"/>
        </table:table-row>
        <table:table-row table:style-name="ro1">
          <table:table-cell table:style-name="ce1"/>
          <table:table-cell office:value-type="string" table:style-name="ce1">
            <text:p>Raios x</text:p>
          </table:table-cell>
          <table:table-cell office:value-type="float" office:value="32" table:style-name="ce1">
            <text:p>32</text:p>
          </table:table-cell>
          <table:table-cell table:number-columns-repeated="4" table:style-name="ce1"/>
          <table:table-cell office:value-type="float" office:value="1013" table:style-name="ce1">
            <text:p>1013</text:p>
          </table:table-cell>
          <table:table-cell office:value-type="float" office:value="100" table:style-name="ce1">
            <text:p>100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4.67" table:style-name="ce1">
            <text:p>4,67</text:p>
          </table:table-cell>
          <table:table-cell office:value-type="float" office:value="6.2304762722786948E-2" table:formula="of:=[.K5]/(2.355*SQRT([.H5]))" table:style-name="ce1">
            <text:p>0,062304763</text:p>
          </table:table-cell>
          <table:table-cell office:value-type="float" office:value="6.5628213208946545E-2" table:formula="of:=[.K5]/(2.355*SQRT([.H5]-[.I5]))" table:style-name="ce1">
            <text:p>0,065628213</text:p>
          </table:table-cell>
          <table:table-cell office:value-type="float" office:value="0.23526448362720401" table:formula="of:=[.K5]/[.J5]" table:style-name="ce1">
            <text:p>0,235264484</text:p>
          </table:table-cell>
          <table:table-cell office:value-type="float" office:value="7.3844321559153353E-4" table:formula="of:=[.K5]/[.J5]^2*[.L5]" table:style-name="ce1">
            <text:p>0,000738443</text:p>
          </table:table-cell>
          <table:table-cell office:value-type="float" office:value="7.7783313309717176E-4" table:formula="of:=[.K5]/[.J5]^2*[.M5]" table:style-name="ce1">
            <text:p>0,000777833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.5089999999999999" table:style-name="ce1">
            <text:p>1,509</text:p>
          </table:table-cell>
          <table:table-cell office:value-type="float" office:value="4.0000000000000002E-4" table:style-name="ce1">
            <text:p>0,0004</text:p>
          </table:table-cell>
          <table:table-cell table:style-name="ce1"/>
          <table:table-cell office:value-type="float" office:value="32" table:formula="of:=[.C5]" table:style-name="ce1">
            <text:p>32</text:p>
          </table:table-cell>
          <table:table-cell office:value-type="float" office:value="19.850000000000001" table:formula="of:=[.J5]" table:style-name="ce1">
            <text:p>19,85</text:p>
          </table:table-cell>
          <table:table-cell office:value-type="float" office:value="6.2304762722786948E-2" table:formula="of:=[.L5]" table:style-name="ce4">
            <text:p>0,06</text:p>
          </table:table-cell>
          <table:table-cell office:value-type="float" office:value="30.788650000000001" table:formula="of:=[.$S$5]*[.W5]+[.$S$6]" table:style-name="ce4">
            <text:p>30,79</text:p>
          </table:table-cell>
          <table:table-cell office:value-type="float" office:value="0.1439578869486855" table:formula="of:=[.$S$5]*[.X5]+[.W5]*[.$T$5]+[.$T$6]" table:style-name="ce4">
            <text:p>0,14</text:p>
          </table:table-cell>
          <table:table-cell office:value-type="float" office:value="3.7854687499999984" table:formula="of:=ABS([.Y5]-[.C5])/[.C5]*100" table:style-name="ce4">
            <text:p>3,79</text:p>
          </table:table-cell>
          <table:table-cell office:value-type="float" office:value="8.4146136462241294" table:formula="of:=ABS([.Y5]-[.C5])/[.Z5]" table:style-name="ce4">
            <text:p>8,41</text:p>
          </table:table-cell>
          <table:table-cell table:number-columns-repeated="2" table:style-name="ce1"/>
          <table:table-cell office:value-type="float" office:value="32" table:formula="of:=[.C5]" table:style-name="ce1">
            <text:p>32</text:p>
          </table:table-cell>
          <table:table-cell office:value-type="float" office:value="7.8820299999999994" table:formula="of:=[.$S$5]*[.K5]+[.$S$6]" table:style-name="ce1">
            <text:p>7,88203</text:p>
          </table:table-cell>
          <table:table-cell office:value-type="float" office:value="4.5152812000000001E-2" table:formula="of:=[.$T$5]*[.AF5]+[.$T$6]" table:style-name="ce1">
            <text:p>0,045152812</text:p>
          </table:table-cell>
          <table:table-cell office:value-type="float" office:value="30.788650000000001" table:formula="of:=[.Y5]" table:style-name="ce1">
            <text:p>30,78865</text:p>
          </table:table-cell>
          <table:table-cell office:value-type="float" office:value="0.1439578869486855" table:formula="of:=[.Z5]" table:style-name="ce1">
            <text:p>0,143957887</text:p>
          </table:table-cell>
          <table:table-cell office:value-type="float" office:value="0.25600440422038639" table:formula="of:=[.AF5]/[.AH5]" table:style-name="ce1">
            <text:p>0,256004404</text:p>
          </table:table-cell>
          <table:table-cell office:value-type="float" office:value="2.6635355912365101E-3" table:formula="of:=[.AF5]/[.AH5]^2*[.AI5]+[.AG5]/[.AH5]" table:style-name="ce5">
            <text:p>2,66E-03</text:p>
          </table:table-cell>
          <table:table-cell table:number-columns-repeated="3" table:style-name="ce1"/>
          <table:table-cell office:value-type="float" office:value="120" table:style-name="ce3">
            <text:p>120</text:p>
          </table:table-cell>
          <table:table-cell table:style-name="ce1"/>
          <table:table-cell office:value-type="string" table:style-name="ce1">
            <text:p>…</text:p>
          </table:table-cell>
          <table:table-cell table:number-columns-repeated="7" table:style-name="ce1"/>
          <table:table-cell office:value-type="string" office:string-value="…" table:formula="of:=[.AQ5]" table:style-name="ce1">
            <text:p>…</text:p>
          </table:table-cell>
          <table:table-cell table:number-columns-repeated="16333" table:style-name="ce1"/>
        </table:table-row>
        <table:table-row table:style-name="ro1">
          <table:table-cell table:style-name="ce1"/>
          <table:table-cell office:value-type="string" table:style-name="ce1">
            <text:p>Retrodifusao Cs</text:p>
          </table:table-cell>
          <table:table-cell office:value-type="float" office:value="184.35" table:style-name="ce1">
            <text:p>184,35</text:p>
          </table:table-cell>
          <table:table-cell table:number-columns-repeated="8" table:style-name="ce1"/>
          <table:table-cell office:value-type="float" office:value="0" table:formula="of:=[.K6]/(2.355*SQRT([.H6]))" table:style-name="ce1">
            <text:p>#DIV/0!</text:p>
          </table:table-cell>
          <table:table-cell table:number-columns-repeated="5" table:style-name="ce1"/>
          <table:table-cell office:value-type="string" table:style-name="ce1">
            <text:p>b</text:p>
          </table:table-cell>
          <table:table-cell office:value-type="float" office:value="0.83499999999999996" table:style-name="ce1">
            <text:p>0,835</text:p>
          </table:table-cell>
          <table:table-cell office:value-type="float" office:value="4.2000000000000003E-2" table:style-name="ce1">
            <text:p>0,042</text:p>
          </table:table-cell>
          <table:table-cell table:style-name="ce1"/>
          <table:table-cell office:value-type="float" office:value="184.35" table:formula="of:=[.C6]" table:style-name="ce1">
            <text:p>184,35</text:p>
          </table:table-cell>
          <table:table-cell office:value-type="float" office:value="0" table:formula="of:=[.J6]" table:style-name="ce1">
            <text:p>0</text:p>
          </table:table-cell>
          <table:table-cell table:number-columns-repeated="7" table:style-name="ce1"/>
          <table:table-cell office:value-type="float" office:value="184.35" table:formula="of:=[.C6]" table:style-name="ce1">
            <text:p>184,35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s</text:p>
          </table:table-cell>
          <table:table-cell office:value-type="float" office:value="477.65" table:style-name="ce1">
            <text:p>477,65</text:p>
          </table:table-cell>
          <table:table-cell table:number-columns-repeated="8" table:style-name="ce1"/>
          <table:table-cell office:value-type="float" office:value="0" table:formula="of:=[.K7]/(2.355*SQRT([.H7]))" table:style-name="ce1">
            <text:p>#DIV/0!</text:p>
          </table:table-cell>
          <table:table-cell table:number-columns-repeated="9" table:style-name="ce1"/>
          <table:table-cell office:value-type="float" office:value="477.65" table:formula="of:=[.C7]" table:style-name="ce1">
            <text:p>477,65</text:p>
          </table:table-cell>
          <table:table-cell office:value-type="float" office:value="0" table:formula="of:=[.J7]" table:style-name="ce1">
            <text:p>0</text:p>
          </table:table-cell>
          <table:table-cell table:number-columns-repeated="7" table:style-name="ce1"/>
          <table:table-cell office:value-type="float" office:value="477.65" table:formula="of:=[.C7]" table:style-name="ce1">
            <text:p>477,65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etrodifusao Co 1.17MeV</text:p>
          </table:table-cell>
          <table:table-cell office:value-type="float" office:value="209.8" table:style-name="ce1">
            <text:p>209,8</text:p>
          </table:table-cell>
          <table:table-cell table:number-columns-repeated="8" table:style-name="ce1"/>
          <table:table-cell office:value-type="float" office:value="0" table:formula="of:=[.K8]/(2.355*SQRT([.H8]))" table:style-name="ce1">
            <text:p>#DIV/0!</text:p>
          </table:table-cell>
          <table:table-cell table:number-columns-repeated="9" table:style-name="ce1"/>
          <table:table-cell office:value-type="float" office:value="209.8" table:formula="of:=[.C8]" table:style-name="ce1">
            <text:p>209,8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7" table:style-name="ce1"/>
          <table:table-cell office:value-type="float" office:value="209.8" table:formula="of:=[.C8]" table:style-name="ce1">
            <text:p>209,8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o 1.17MeV</text:p>
          </table:table-cell>
          <table:table-cell office:value-type="float" office:value="963.2" table:style-name="ce1">
            <text:p>963,2</text:p>
          </table:table-cell>
          <table:table-cell table:number-columns-repeated="8" table:style-name="ce1"/>
          <table:table-cell office:value-type="float" office:value="0" table:formula="of:=[.K9]/(2.355*SQRT([.H9]))" table:style-name="ce1">
            <text:p>#DIV/0!</text:p>
          </table:table-cell>
          <table:table-cell table:number-columns-repeated="9" table:style-name="ce1"/>
          <table:table-cell office:value-type="float" office:value="963.2" table:formula="of:=[.C9]" table:style-name="ce1">
            <text:p>963,2</text:p>
          </table:table-cell>
          <table:table-cell office:value-type="float" office:value="0" table:formula="of:=[.J9]" table:style-name="ce1">
            <text:p>0</text:p>
          </table:table-cell>
          <table:table-cell table:number-columns-repeated="7" table:style-name="ce1"/>
          <table:table-cell office:value-type="float" office:value="963.2" table:formula="of:=[.C9]" table:style-name="ce1">
            <text:p>963,2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Retrodifusao Co 1.33MeV</text:p>
          </table:table-cell>
          <table:table-cell office:value-type="float" office:value="214.4" table:style-name="ce1">
            <text:p>214,4</text:p>
          </table:table-cell>
          <table:table-cell table:number-columns-repeated="8" table:style-name="ce1"/>
          <table:table-cell office:value-type="float" office:value="0" table:formula="of:=[.K10]/(2.355*SQRT([.H10]))" table:style-name="ce1">
            <text:p>#DIV/0!</text:p>
          </table:table-cell>
          <table:table-cell table:number-columns-repeated="9" table:style-name="ce1"/>
          <table:table-cell office:value-type="float" office:value="214.4" table:formula="of:=[.C10]" table:style-name="ce1">
            <text:p>214,4</text:p>
          </table:table-cell>
          <table:table-cell office:value-type="float" office:value="0" table:formula="of:=[.J10]" table:style-name="ce1">
            <text:p>0</text:p>
          </table:table-cell>
          <table:table-cell table:number-columns-repeated="7" table:style-name="ce1"/>
          <table:table-cell office:value-type="float" office:value="214.4" table:formula="of:=[.C10]" table:style-name="ce1">
            <text:p>214,4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Joelho Compton Co 1.33MeV</text:p>
          </table:table-cell>
          <table:table-cell office:value-type="float" office:value="1118.5999999999999" table:style-name="ce1">
            <text:p>1118,6</text:p>
          </table:table-cell>
          <table:table-cell table:number-columns-repeated="8" table:style-name="ce1"/>
          <table:table-cell office:value-type="float" office:value="0" table:formula="of:=[.K11]/(2.355*SQRT([.H11]))" table:style-name="ce1">
            <text:p>#DIV/0!</text:p>
          </table:table-cell>
          <table:table-cell table:number-columns-repeated="9" table:style-name="ce1"/>
          <table:table-cell office:value-type="float" office:value="1118.5999999999999" table:formula="of:=[.C11]" table:style-name="ce1">
            <text:p>1118,6</text:p>
          </table:table-cell>
          <table:table-cell office:value-type="float" office:value="0" table:formula="of:=[.J11]" table:style-name="ce1">
            <text:p>0</text:p>
          </table:table-cell>
          <table:table-cell table:number-columns-repeated="7" table:style-name="ce1"/>
          <table:table-cell office:value-type="float" office:value="1118.5999999999999" table:formula="of:=[.C11]" table:style-name="ce1">
            <text:p>1118,6</text:p>
          </table:table-cell>
          <table:table-cell table:number-columns-repeated="1635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2" table:style-name="ce1"/>
          <table:table-cell office:value-type="string" table:style-name="ce1">
            <text:p>VER!</text:p>
          </table:table-cell>
          <table:table-cell table:number-columns-repeated="16351" table:style-name="ce1"/>
        </table:table-row>
        <table:table-row table:style-name="ro1">
          <table:table-cell table:number-columns-repeated="10" table:style-name="ce1"/>
          <table:table-cell office:value-type="float" office:value="42.97" table:style-name="ce1">
            <text:p>42,97</text:p>
          </table:table-cell>
          <table:table-cell table:number-columns-repeated="21" table:style-name="ce1"/>
          <table:table-cell office:value-type="string" table:style-name="ce1">
            <text:p>É mesmo preciso passar para KeV? Essa passagem resulta em propagaçao</text:p>
          </table:table-cell>
          <table:table-cell table:number-columns-repeated="16351" table:style-name="ce1"/>
        </table:table-row>
        <table:table-row table:style-name="ro1">
          <table:table-cell table:number-columns-repeated="32" table:style-name="ce1"/>
          <table:table-cell office:value-type="string" table:style-name="ce1">
            <text:p>de erros e não vai influenciar o expoente no fit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1">
            <text:p>ESTUDO DA RADIACAO DE FUN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precisamos de converter tamb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a KeV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18">
            <text:p>Calibracao inversa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_o</text:p>
          </table:table-cell>
          <table:table-cell office:value-type="string" table:style-name="ce1">
            <text:p>b_o</text:p>
          </table:table-cell>
          <table:table-cell office:value-type="string" table:style-name="ce1">
            <text:p>e m_o</text:p>
          </table:table-cell>
          <table:table-cell office:value-type="string" table:style-name="ce1">
            <text:p>e b_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e m</text:p>
          </table:table-cell>
          <table:table-cell office:value-type="string" table:style-name="ce1">
            <text:p>e b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0.66320000000000001" table:style-name="ce1">
            <text:p>0,6632</text:p>
          </table:table-cell>
          <table:table-cell office:value-type="float" office:value="-1.2869999999999999" table:style-name="ce1">
            <text:p>-1,287</text:p>
          </table:table-cell>
          <table:table-cell office:value-type="float" office:value="1.7799999999999999E-4" table:style-name="ce1">
            <text:p>0,000178</text:p>
          </table:table-cell>
          <table:table-cell office:value-type="float" office:value="6.3829999999999998E-2" table:style-name="ce1">
            <text:p>0,06383</text:p>
          </table:table-cell>
          <table:table-cell office:value-type="float" office:value="1.5078407720144753" table:formula="of:=1/[.B23]" table:style-name="ce1">
            <text:p>1,507840772</text:p>
          </table:table-cell>
          <table:table-cell office:value-type="float" office:value="1.9405910735826295" table:formula="of:=-[.C23]/[.B23]" table:style-name="ce1">
            <text:p>1,940591074</text:p>
          </table:table-cell>
          <table:table-cell office:value-type="float" office:value="4.0469791528735917E-4" table:formula="of:=1/[.B23]/[.B23]*[.D23]" table:style-name="ce1">
            <text:p>0,000404698</text:p>
          </table:table-cell>
          <table:table-cell office:value-type="float" office:value="9.6766322694658791E-2" table:formula="of:=[.E23]/[.B23]+ABS([.C23])/[.B23]/[.B23]*[.D23]" table:style-name="ce1">
            <text:p>0,096766323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ores calibração 2ª sessão</text:p>
          </table:table-cell>
          <table:table-cell office:value-type="float" office:value="0.64910000000000001" table:style-name="ce1">
            <text:p>0,6491</text:p>
          </table:table-cell>
          <table:table-cell office:value-type="float" office:value="-1.8160000000000001" table:style-name="ce1">
            <text:p>-1,816</text:p>
          </table:table-cell>
          <table:table-cell office:value-type="float" office:value="1.528E-4" table:style-name="ce1">
            <text:p>0,0001528</text:p>
          </table:table-cell>
          <table:table-cell office:value-type="float" office:value="5.4280000000000002E-2" table:style-name="ce1">
            <text:p>0,05428</text:p>
          </table:table-cell>
          <table:table-cell office:value-type="float" office:value="1.5405946695424433" table:formula="of:=1/[.B25]" table:style-name="ce1">
            <text:p>1,54059467</text:p>
          </table:table-cell>
          <table:table-cell office:value-type="float" office:value="2.7977199198890772" table:formula="of:=-[.C25]/[.B25]" table:style-name="ce1">
            <text:p>2,79771992</text:p>
          </table:table-cell>
          <table:table-cell office:value-type="float" office:value="3.6266039979369175E-4" table:formula="of:=1/[.B25]/[.B25]*[.D25]" table:style-name="ce1">
            <text:p>0,00036266</text:p>
          </table:table-cell>
          <table:table-cell office:value-type="float" office:value="8.4282069948789173E-2" table:formula="of:=[.E25]/[.B25]+ABS([.C25])/[.B25]/[.B25]*[.D25]" table:style-name="ce1">
            <text:p>0,08428207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nte desconhecida</text:p>
          </table:table-cell>
          <table:table-cell office:value-type="string" table:style-name="ce1">
            <text:p>Número pico</text:p>
          </table:table-cell>
          <table:table-cell office:value-type="string" table:style-name="ce1">
            <text:p>Centroide <text:s/>(canal)</text:p>
          </table:table-cell>
          <table:table-cell office:value-type="string" table:style-name="ce1">
            <text:p>FWHM (chn)</text:p>
          </table:table-cell>
          <table:table-cell office:value-type="string" table:style-name="ce1">
            <text:p>Contagens (chn)</text:p>
          </table:table-cell>
          <table:table-cell office:value-type="string" table:style-name="ce1">
            <text:p>Erro Centroide (chn)</text:p>
          </table:table-cell>
          <table:table-cell office:value-type="string" table:style-name="ce6">
            <text:p>Erro centroide (kev)</text:p>
          </table:table-cell>
          <table:table-cell office:value-type="string" table:style-name="ce1">
            <text:p>Energia (kev)</text:p>
          </table:table-cell>
          <table:table-cell office:value-type="string" table:style-name="ce1">
            <text:p>Erro energia (kev)</text:p>
          </table:table-cell>
          <table:table-cell office:value-type="string" table:style-name="ce7">
            <text:p>Probabilidades</text:p>
          </table:table-cell>
          <table:table-cell office:value-type="string" table:style-name="ce8">
            <text:p>Possível Energia</text:p>
          </table:table-cell>
          <table:table-cell office:value-type="string" table:style-name="ce8">
            <text:p>Diferença</text:p>
          </table:table-cell>
          <table:table-cell office:value-type="string" table:style-name="ce8">
            <text:p>Desvios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8">
            <text:p>1</text:p>
          </table:table-cell>
          <table:table-cell office:value-type="float" office:value="906.93" table:style-name="ce8">
            <text:p>906,93</text:p>
          </table:table-cell>
          <table:table-cell office:value-type="float" office:value="40.81" table:style-name="ce8">
            <text:p>40,81</text:p>
          </table:table-cell>
          <table:table-cell office:value-type="float" office:value="2919" table:style-name="ce8">
            <text:p>2919</text:p>
          </table:table-cell>
          <table:table-cell office:value-type="float" office:value="0.32074407003159677" table:formula="of:=[.D29]/(2.355*SQRT([.E29]))" table:style-name="ce8">
            <text:p>0,32074407</text:p>
          </table:table-cell>
          <table:table-cell office:value-type="float" office:value="3.2918565244671032" table:formula="of:=[.F29]*[.$F$25]+[.$G$25]" table:style-name="ce9">
            <text:p>3,291856524</text:p>
          </table:table-cell>
          <table:table-cell office:value-type="float" office:value="1400.0092435680169" table:formula="of:=[.C29]*[.$F$25]+[.$G$25]" table:style-name="ce8">
            <text:p>1400,009244</text:p>
          </table:table-cell>
          <table:table-cell office:value-type="float" office:value="0.90732627091170814" table:formula="of:=[.C29]*[.$H$25]+[.$F$25]*[.F29]+[.$I$25]" table:style-name="ce8">
            <text:p>0,907326271</text:p>
          </table:table-cell>
          <table:table-cell office:value-type="percentage" office:value="0.21" table:style-name="ce10">
            <text:p>21%</text:p>
          </table:table-cell>
          <table:table-cell office:value-type="float" office:value="1408" table:style-name="ce8">
            <text:p>1408</text:p>
          </table:table-cell>
          <table:table-cell office:value-type="float" office:value="7.9907564319830726" table:formula="of:=ABS([.H29]-[.K29])" table:style-name="ce11">
            <text:p>7,99</text:p>
          </table:table-cell>
          <table:table-cell office:value-type="float" office:value="7.8069272191950585" table:formula="of:=ABS([.I29]-[.L29])/[.I29]" table:style-name="ce11">
            <text:p>7,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710.91" table:style-name="ce8">
            <text:p>710,91</text:p>
          </table:table-cell>
          <table:table-cell office:value-type="float" office:value="34.71" table:style-name="ce8">
            <text:p>34,71</text:p>
          </table:table-cell>
          <table:table-cell office:value-type="float" office:value="4562" table:style-name="ce8">
            <text:p>4562</text:p>
          </table:table-cell>
          <table:table-cell office:value-type="float" office:value="0.21821573422003315" table:formula="of:=[.D30]/(2.355*SQRT([.E30]))" table:style-name="ce8">
            <text:p>0,218215734</text:p>
          </table:table-cell>
          <table:table-cell office:value-type="float" office:value="3.133901916838751" table:formula="of:=[.F30]*[.$F$25]+[.$G$25]" table:style-name="ce9">
            <text:p>3,133901917</text:p>
          </table:table-cell>
          <table:table-cell office:value-type="float" office:value="1098.0218764443073" table:formula="of:=[.C30]*[.$F$25]+[.$G$25]" table:style-name="ce8">
            <text:p>1098,021876</text:p>
          </table:table-cell>
          <table:table-cell office:value-type="float" office:value="0.6782829717157961" table:formula="of:=[.C30]*[.$H$25]+[.$F$25]*[.F30]+[.$I$25]" table:style-name="ce8">
            <text:p>0,678282972</text:p>
          </table:table-cell>
          <table:table-cell office:value-type="string" table:style-name="ce12">
            <text:p>1085 (10%) + 1112 (14%)</text:p>
          </table:table-cell>
          <table:table-cell office:value-type="float" office:value="1098.5" table:formula="of:=(1085+1112)/2" table:style-name="ce8">
            <text:p>1098,5</text:p>
          </table:table-cell>
          <table:table-cell office:value-type="float" office:value="0.47812355569271858" table:formula="of:=ABS([.H30]-[.K30])" table:style-name="ce11">
            <text:p>0,48</text:p>
          </table:table-cell>
          <table:table-cell office:value-type="float" office:value="0.2950972151294774" table:formula="of:=ABS([.I30]-[.L30])/[.I30]" table:style-name="ce11">
            <text:p>0,3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8">
            <text:p>3</text:p>
          </table:table-cell>
          <table:table-cell office:value-type="float" office:value="621.30999999999995" table:style-name="ce8">
            <text:p>621,31</text:p>
          </table:table-cell>
          <table:table-cell office:value-type="float" office:value="21.59" table:style-name="ce8">
            <text:p>21,59</text:p>
          </table:table-cell>
          <table:table-cell office:value-type="float" office:value="2556" table:style-name="ce8">
            <text:p>2556</text:p>
          </table:table-cell>
          <table:table-cell office:value-type="float" office:value="0.18133486199862203" table:formula="of:=[.D31]/(2.355*SQRT([.E31]))" table:style-name="ce8">
            <text:p>0,181334862</text:p>
          </table:table-cell>
          <table:table-cell office:value-type="float" office:value="3.0770834416863688" table:formula="of:=[.F31]*[.$F$25]+[.$G$25]" table:style-name="ce9">
            <text:p>3,077083442</text:p>
          </table:table-cell>
          <table:table-cell office:value-type="float" office:value="959.98459405330448" table:formula="of:=[.C31]*[.$F$25]+[.$G$25]" table:style-name="ce8">
            <text:p>959,9845941</text:p>
          </table:table-cell>
          <table:table-cell office:value-type="float" office:value="0.58897012474189947" table:formula="of:=[.C31]*[.$H$25]+[.$F$25]*[.F31]+[.$I$25]" table:style-name="ce8">
            <text:p>0,588970125</text:p>
          </table:table-cell>
          <table:table-cell office:value-type="string" table:style-name="ce12">
            <text:p>14.06%</text:p>
          </table:table-cell>
          <table:table-cell office:value-type="float" office:value="964.08" table:style-name="ce8">
            <text:p>964,08</text:p>
          </table:table-cell>
          <table:table-cell office:value-type="float" office:value="4.0954059466955641" table:formula="of:=ABS([.H31]-[.K31])" table:style-name="ce11">
            <text:p>4,10</text:p>
          </table:table-cell>
          <table:table-cell office:value-type="float" office:value="5.9535037086817733" table:formula="of:=ABS([.I31]-[.L31])/[.I31]" table:style-name="ce11">
            <text:p>5,9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3">
            <text:p>4</text:p>
          </table:table-cell>
          <table:table-cell office:value-type="float" office:value="546.99" table:style-name="ce13">
            <text:p>546,99</text:p>
          </table:table-cell>
          <table:table-cell office:value-type="float" office:value="4.96" table:style-name="ce13">
            <text:p>4,96</text:p>
          </table:table-cell>
          <table:table-cell office:value-type="float" office:value="399" table:style-name="ce13">
            <text:p>399</text:p>
          </table:table-cell>
          <table:table-cell office:value-type="float" office:value="0.10543973777647236" table:formula="of:=[.D32]/(2.355*SQRT([.E32]))" table:style-name="ce13">
            <text:p>0,105439738</text:p>
          </table:table-cell>
          <table:table-cell office:value-type="float" office:value="2.9601598178654633" table:formula="of:=[.F32]*[.$F$25]+[.$G$25]" table:style-name="ce13">
            <text:p>2,960159818</text:p>
          </table:table-cell>
          <table:table-cell office:value-type="float" office:value="845.48759821291014" table:formula="of:=[.C32]*[.$F$25]+[.$G$25]" table:style-name="ce13">
            <text:p>845,4875982</text:p>
          </table:table-cell>
          <table:table-cell office:value-type="float" office:value="0.44509358000832694" table:formula="of:=[.C32]*[.$H$25]+[.$F$25]*[.F32]+[.$I$25]" table:style-name="ce13">
            <text:p>0,44509358</text:p>
          </table:table-cell>
          <table:table-cell table:style-name="ce12"/>
          <table:table-cell table:style-name="ce8"/>
          <table:table-cell office:value-type="float" office:value="845.48759821291014" table:formula="of:=ABS([.H32]-[.K32])" table:style-name="ce14">
            <text:p>845,49</text:p>
          </table:table-cell>
          <table:table-cell office:value-type="float" office:value="1898.5726655888689" table:formula="of:=ABS([.I32]-[.L32])/[.I32]" table:style-name="ce14">
            <text:p>1898,5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5">
            <text:p>4'</text:p>
          </table:table-cell>
          <table:table-cell office:value-type="float" office:value="555.41" table:style-name="ce15">
            <text:p>555,41</text:p>
          </table:table-cell>
          <table:table-cell office:value-type="float" office:value="5.57" table:style-name="ce15">
            <text:p>5,57</text:p>
          </table:table-cell>
          <table:table-cell office:value-type="float" office:value="665" table:style-name="ce15">
            <text:p>665</text:p>
          </table:table-cell>
          <table:table-cell office:value-type="float" office:value="9.1717764548093661E-2" table:formula="of:=[.D33]/(2.355*SQRT([.E33]))" table:style-name="ce15">
            <text:p>0,091717765</text:p>
          </table:table-cell>
          <table:table-cell office:value-type="float" office:value="2.9390198190542192" table:formula="of:=[.F33]*[.$F$25]+[.$G$25]" table:style-name="ce15">
            <text:p>2,939019819</text:p>
          </table:table-cell>
          <table:table-cell office:value-type="float" office:value="858.45940533045746" table:formula="of:=[.C33]*[.$F$25]+[.$G$25]" table:style-name="ce15">
            <text:p>858,4594053</text:p>
          </table:table-cell>
          <table:table-cell office:value-type="float" office:value="0.42700718176334546" table:formula="of:=[.C33]*[.$H$25]+[.$F$25]*[.F33]+[.$I$25]" table:style-name="ce15">
            <text:p>0,427007182</text:p>
          </table:table-cell>
          <table:table-cell office:value-type="string" table:style-name="ce12">
            <text:p>4.24%</text:p>
          </table:table-cell>
          <table:table-cell office:value-type="float" office:value="867.4" table:style-name="ce8">
            <text:p>867,4</text:p>
          </table:table-cell>
          <table:table-cell office:value-type="float" office:value="8.94059466954252" table:formula="of:=ABS([.H33]-[.K33])" table:style-name="ce11">
            <text:p>8,94</text:p>
          </table:table-cell>
          <table:table-cell office:value-type="float" office:value="19.93780866312817" table:formula="of:=ABS([.I33]-[.L33])/[.I33]" table:style-name="ce11">
            <text:p>19,9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505.21" table:style-name="ce8">
            <text:p>505,21</text:p>
          </table:table-cell>
          <table:table-cell office:value-type="float" office:value="24.84" table:style-name="ce8">
            <text:p>24,84</text:p>
          </table:table-cell>
          <table:table-cell office:value-type="float" office:value="3029" table:style-name="ce8">
            <text:p>3029</text:p>
          </table:table-cell>
          <table:table-cell office:value-type="float" office:value="0.19165097957142926" table:formula="of:=[.D34]/(2.355*SQRT([.E34]))" table:style-name="ce8">
            <text:p>0,19165098</text:p>
          </table:table-cell>
          <table:table-cell office:value-type="float" office:value="3.0929763974294087" table:formula="of:=[.F34]*[.$F$25]+[.$G$25]" table:style-name="ce9">
            <text:p>3,092976397</text:p>
          </table:table-cell>
          <table:table-cell office:value-type="float" office:value="781.1215529194269" table:formula="of:=[.C34]*[.$F$25]+[.$G$25]" table:style-name="ce8">
            <text:p>781,1215529</text:p>
          </table:table-cell>
          <table:table-cell office:value-type="float" office:value="0.56275820806889176" table:formula="of:=[.C34]*[.$H$25]+[.$F$25]*[.F34]+[.$I$25]" table:style-name="ce8">
            <text:p>0,562758208</text:p>
          </table:table-cell>
          <table:table-cell office:value-type="string" table:style-name="ce16">
            <text:p>12.9%</text:p>
          </table:table-cell>
          <table:table-cell office:value-type="float" office:value="778.9" table:style-name="ce8">
            <text:p>778,9</text:p>
          </table:table-cell>
          <table:table-cell office:value-type="float" office:value="2.2215529194269266" table:formula="of:=ABS([.H34]-[.K34])" table:style-name="ce11">
            <text:p>2,22</text:p>
          </table:table-cell>
          <table:table-cell office:value-type="float" office:value="2.947615312533955" table:formula="of:=ABS([.I34]-[.L34])/[.I34]" table:style-name="ce11">
            <text:p>2,9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0" table:formula="of:=[.D35]/(2.355*SQRT([.E35]))" table:style-name="ce8">
            <text:p>#VALOR!</text:p>
          </table:table-cell>
          <table:table-cell office:value-type="float" office:value="0" table:formula="of:=[.F35]*[.$F$25]+[.$G$25]" table:style-name="ce9">
            <text:p>#VALOR!</text:p>
          </table:table-cell>
          <table:table-cell office:value-type="float" office:value="0" table:formula="of:=[.C35]*[.$F$25]+[.$G$25]" table:style-name="ce8">
            <text:p>#VALOR!</text:p>
          </table:table-cell>
          <table:table-cell office:value-type="float" office:value="0" table:formula="of:=[.C35]*[.$H$25]+[.$F$25]*[.F35]+[.$I$25]" table:style-name="ce8">
            <text:p>#VALOR!</text:p>
          </table:table-cell>
          <table:table-cell table:style-name="ce1"/>
          <table:table-cell table:style-name="ce8"/>
          <table:table-cell office:value-type="float" office:value="0" table:formula="of:=ABS([.H35]-[.K35])" table:style-name="ce11">
            <text:p>#VALOR!</text:p>
          </table:table-cell>
          <table:table-cell office:value-type="float" office:value="0" table:formula="of:=ABS([.I35]-[.L35])/[.I35]" table:style-name="ce11">
            <text:p>#VALOR!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282.86" table:style-name="ce8">
            <text:p>282,86</text:p>
          </table:table-cell>
          <table:table-cell office:value-type="float" office:value="33.270000000000003" table:style-name="ce8">
            <text:p>33,27</text:p>
          </table:table-cell>
          <table:table-cell office:value-type="float" office:value="2024" table:style-name="ce8">
            <text:p>2024</text:p>
          </table:table-cell>
          <table:table-cell office:value-type="float" office:value="0.31401951270197154" table:formula="of:=[.D36]/(2.355*SQRT([.E36]))" table:style-name="ce8">
            <text:p>0,314019513</text:p>
          </table:table-cell>
          <table:table-cell office:value-type="float" office:value="3.2814967072900503" table:formula="of:=[.F36]*[.$F$25]+[.$G$25]" table:style-name="ce9">
            <text:p>3,281496707</text:p>
          </table:table-cell>
          <table:table-cell office:value-type="float" office:value="438.57032814666456" table:formula="of:=[.C36]*[.$F$25]+[.$G$25]" table:style-name="ce8">
            <text:p>438,5703281</text:p>
          </table:table-cell>
          <table:table-cell office:value-type="float" office:value="0.67064097803540568" table:formula="of:=[.C36]*[.$H$25]+[.$F$25]*[.F36]+[.$I$25]" table:style-name="ce8">
            <text:p>0,670640978</text:p>
          </table:table-cell>
          <table:table-cell office:value-type="string" table:style-name="ce12">
            <text:p>411 (2%) ou 444 (3%)</text:p>
          </table:table-cell>
          <table:table-cell office:value-type="float" office:value="444" table:style-name="ce8">
            <text:p>444</text:p>
          </table:table-cell>
          <table:table-cell office:value-type="float" office:value="5.4296718533354351" table:formula="of:=ABS([.H36]-[.K36])" table:style-name="ce11">
            <text:p>5,43</text:p>
          </table:table-cell>
          <table:table-cell office:value-type="float" office:value="7.0962422982879252" table:formula="of:=ABS([.I36]-[.L36])/[.I36]" table:style-name="ce11">
            <text:p>7,1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225.48" table:style-name="ce8">
            <text:p>225,48</text:p>
          </table:table-cell>
          <table:table-cell office:value-type="float" office:value="18.25" table:style-name="ce8">
            <text:p>18,25</text:p>
          </table:table-cell>
          <table:table-cell office:value-type="float" office:value="21213" table:style-name="ce8">
            <text:p>21213</text:p>
          </table:table-cell>
          <table:table-cell office:value-type="float" office:value="5.3207262032715787E-2" table:formula="of:=[.D37]/(2.355*SQRT([.E37]))" table:style-name="ce8">
            <text:p>0,053207262</text:p>
          </table:table-cell>
          <table:table-cell office:value-type="float" office:value="2.8796907441576272" table:formula="of:=[.F37]*[.$F$25]+[.$G$25]" table:style-name="ce9">
            <text:p>2,879690744</text:p>
          </table:table-cell>
          <table:table-cell office:value-type="float" office:value="350.17100600831918" table:formula="of:=[.C37]*[.$F$25]+[.$G$25]" table:style-name="ce8">
            <text:p>350,171006</text:p>
          </table:table-cell>
          <table:table-cell office:value-type="float" office:value="0.24802556116282076" table:formula="of:=[.C37]*[.$H$25]+[.$F$25]*[.F37]+[.$I$25]" table:style-name="ce8">
            <text:p>0,248025561</text:p>
          </table:table-cell>
          <table:table-cell office:value-type="string" table:style-name="ce12">
            <text:p>26.5%</text:p>
          </table:table-cell>
          <table:table-cell office:value-type="float" office:value="344.7" table:style-name="ce8">
            <text:p>344,7</text:p>
          </table:table-cell>
          <table:table-cell office:value-type="float" office:value="5.4710060083191934" table:formula="of:=ABS([.H37]-[.K37])" table:style-name="ce11">
            <text:p>5,47</text:p>
          </table:table-cell>
          <table:table-cell office:value-type="float" office:value="21.058234573361798" table:formula="of:=ABS([.I37]-[.L37])/[.I37]" table:style-name="ce11">
            <text:p>21,0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9" table:style-name="ce8">
            <text:p>9</text:p>
          </table:table-cell>
          <table:table-cell office:value-type="float" office:value="160.61000000000001" table:style-name="ce8">
            <text:p>160,61</text:p>
          </table:table-cell>
          <table:table-cell office:value-type="float" office:value="13.83" table:style-name="ce8">
            <text:p>13,83</text:p>
          </table:table-cell>
          <table:table-cell office:value-type="float" office:value="7535" table:style-name="ce8">
            <text:p>7535</text:p>
          </table:table-cell>
          <table:table-cell office:value-type="float" office:value="6.7653402004018787E-2" table:formula="of:=[.D38]/(2.355*SQRT([.E38]))" table:style-name="ce8">
            <text:p>0,067653402</text:p>
          </table:table-cell>
          <table:table-cell office:value-type="float" office:value="2.9019463903928804" table:formula="of:=[.F38]*[.$F$25]+[.$G$25]" table:style-name="ce9">
            <text:p>2,90194639</text:p>
          </table:table-cell>
          <table:table-cell office:value-type="float" office:value="250.23262979510093" table:formula="of:=[.C38]*[.$F$25]+[.$G$25]" table:style-name="ce8">
            <text:p>250,2326298</text:p>
          </table:table-cell>
          <table:table-cell office:value-type="float" office:value="0.24675542726345739" table:formula="of:=[.C38]*[.$H$25]+[.$F$25]*[.F38]+[.$I$25]" table:style-name="ce8">
            <text:p>0,246755427</text:p>
          </table:table-cell>
          <table:table-cell office:value-type="string" table:style-name="ce12">
            <text:p>7.6%</text:p>
          </table:table-cell>
          <table:table-cell office:value-type="float" office:value="244.7" table:style-name="ce8">
            <text:p>244,7</text:p>
          </table:table-cell>
          <table:table-cell office:value-type="float" office:value="5.5326297951009451" table:formula="of:=ABS([.H38]-[.K38])" table:style-name="ce11">
            <text:p>5,53</text:p>
          </table:table-cell>
          <table:table-cell office:value-type="float" office:value="21.421512087731433" table:formula="of:=ABS([.I38]-[.L38])/[.I38]" table:style-name="ce11">
            <text:p>21,4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table:style-name="ce8">
            <text:p>10</text:p>
          </table:table-cell>
          <table:table-cell office:value-type="float" office:value="109.89" table:style-name="ce8">
            <text:p>109,89</text:p>
          </table:table-cell>
          <table:table-cell office:value-type="float" office:value="12.02" table:style-name="ce8">
            <text:p>12,02</text:p>
          </table:table-cell>
          <table:table-cell office:value-type="float" office:value="3414" table:style-name="ce8">
            <text:p>3414</text:p>
          </table:table-cell>
          <table:table-cell office:value-type="float" office:value="8.7353799140573063E-2" table:formula="of:=[.D39]/(2.355*SQRT([.E39]))" table:style-name="ce8">
            <text:p>0,087353799</text:p>
          </table:table-cell>
          <table:table-cell office:value-type="float" office:value="2.9322967172093253" table:formula="of:=[.F39]*[.$F$25]+[.$G$25]" table:style-name="ce9">
            <text:p>2,932296717</text:p>
          </table:table-cell>
          <table:table-cell office:value-type="float" office:value="172.09366815590818" table:formula="of:=[.C39]*[.$F$25]+[.$G$25]" table:style-name="ce8">
            <text:p>172,0936682</text:p>
          </table:table-cell>
          <table:table-cell office:value-type="float" office:value="0.25871161860236608" table:formula="of:=[.C39]*[.$H$25]+[.$F$25]*[.F39]+[.$I$25]" table:style-name="ce8">
            <text:p>0,258711619</text:p>
          </table:table-cell>
          <table:table-cell table:style-name="ce17"/>
          <table:table-cell office:value-type="string" table:style-name="ce8">
            <text:p>??</text:p>
          </table:table-cell>
          <table:table-cell office:value-type="float" office:value="0" table:formula="of:=ABS([.H39]-[.K39])" table:style-name="ce11">
            <text:p>#VALOR!</text:p>
          </table:table-cell>
          <table:table-cell office:value-type="float" office:value="0" table:formula="of:=ABS([.I39]-[.L39])/[.I39]" table:style-name="ce11">
            <text:p>#VALOR!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1" table:style-name="ce8">
            <text:p>11</text:p>
          </table:table-cell>
          <table:table-cell office:value-type="float" office:value="81.38" table:style-name="ce8">
            <text:p>81,38</text:p>
          </table:table-cell>
          <table:table-cell office:value-type="float" office:value="6.75" table:style-name="ce8">
            <text:p>6,75</text:p>
          </table:table-cell>
          <table:table-cell office:value-type="float" office:value="46449" table:style-name="ce8">
            <text:p>46449</text:p>
          </table:table-cell>
          <table:table-cell office:value-type="float" office:value="1.3299174274226081E-2" table:formula="of:=[.D40]/(2.355*SQRT([.E40]))" table:style-name="ce8">
            <text:p>0,013299174</text:p>
          </table:table-cell>
          <table:table-cell office:value-type="float" office:value="2.8182085568852657" table:formula="of:=[.F40]*[.$F$25]+[.$G$25]" table:style-name="ce9">
            <text:p>2,818208557</text:p>
          </table:table-cell>
          <table:table-cell office:value-type="float" office:value="128.17131412725311" table:formula="of:=[.C40]*[.$F$25]+[.$G$25]" table:style-name="ce8">
            <text:p>128,1713141</text:p>
          </table:table-cell>
          <table:table-cell office:value-type="float" office:value="0.13428401028018849" table:formula="of:=[.C40]*[.$H$25]+[.$F$25]*[.F40]+[.$I$25]" table:style-name="ce8">
            <text:p>0,13428401</text:p>
          </table:table-cell>
          <table:table-cell office:value-type="string" table:style-name="ce12">
            <text:p>28.58%</text:p>
          </table:table-cell>
          <table:table-cell office:value-type="float" office:value="121.78" table:style-name="ce8">
            <text:p>121,78</text:p>
          </table:table-cell>
          <table:table-cell office:value-type="float" office:value="6.3913141272531107" table:formula="of:=ABS([.H40]-[.K40])" table:style-name="ce11">
            <text:p>6,39</text:p>
          </table:table-cell>
          <table:table-cell office:value-type="float" office:value="46.595496395418934" table:formula="of:=ABS([.I40]-[.L40])/[.I40]" table:style-name="ce11">
            <text:p>46,6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2" table:style-name="ce8">
            <text:p>12</text:p>
          </table:table-cell>
          <table:table-cell office:value-type="float" office:value="58.04" table:style-name="ce8">
            <text:p>58,04</text:p>
          </table:table-cell>
          <table:table-cell office:value-type="float" office:value="8.8000000000000007" table:style-name="ce8">
            <text:p>8,8</text:p>
          </table:table-cell>
          <table:table-cell office:value-type="float" office:value="8240" table:style-name="ce8">
            <text:p>8240</text:p>
          </table:table-cell>
          <table:table-cell office:value-type="float" office:value="4.1165003325957961E-2" table:formula="of:=[.D41]/(2.355*SQRT([.E41]))" table:style-name="ce8">
            <text:p>0,041165003</text:p>
          </table:table-cell>
          <table:table-cell office:value-type="float" office:value="2.8611385045847451" table:formula="of:=[.F41]*[.$F$25]+[.$G$25]" table:style-name="ce9">
            <text:p>2,861138505</text:p>
          </table:table-cell>
          <table:table-cell office:value-type="float" office:value="92.213834540132481" table:formula="of:=[.C41]*[.$F$25]+[.$G$25]" table:style-name="ce8">
            <text:p>92,21383454</text:p>
          </table:table-cell>
          <table:table-cell office:value-type="float" office:value="0.16874946424848283" table:formula="of:=[.C41]*[.$H$25]+[.$F$25]*[.F41]+[.$I$25]" table:style-name="ce8">
            <text:p>0,168749464</text:p>
          </table:table-cell>
          <table:table-cell table:style-name="ce12"/>
          <table:table-cell office:value-type="string" table:style-name="ce8">
            <text:p>CORRENTE NEGRA?</text:p>
          </table:table-cell>
          <table:table-cell office:value-type="float" office:value="0" table:formula="of:=ABS([.H41]-[.K41])" table:style-name="ce11">
            <text:p>#VALOR!</text:p>
          </table:table-cell>
          <table:table-cell office:value-type="float" office:value="0" table:formula="of:=ABS([.I41]-[.L41])/[.I41]" table:style-name="ce11">
            <text:p>#VALOR!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" table:style-name="ce8">
            <text:p>13</text:p>
          </table:table-cell>
          <table:table-cell office:value-type="float" office:value="25.03" table:style-name="ce8">
            <text:p>25,03</text:p>
          </table:table-cell>
          <table:table-cell office:value-type="float" office:value="4.21" table:style-name="ce8">
            <text:p>4,21</text:p>
          </table:table-cell>
          <table:table-cell office:value-type="float" office:value="117989" table:style-name="ce8">
            <text:p>117989</text:p>
          </table:table-cell>
          <table:table-cell office:value-type="float" office:value="5.2043970760601074E-3" table:formula="of:=[.D42]/(2.355*SQRT([.E42]))" table:style-name="ce8">
            <text:p>0,005204397</text:p>
          </table:table-cell>
          <table:table-cell office:value-type="float" office:value="2.8057377862826378" table:formula="of:=[.F42]*[.$F$25]+[.$G$25]" table:style-name="ce9">
            <text:p>2,805737786</text:p>
          </table:table-cell>
          <table:table-cell office:value-type="float" office:value="41.358804498536436" table:formula="of:=[.C42]*[.$F$25]+[.$G$25]" table:style-name="ce8">
            <text:p>41,3588045</text:p>
          </table:table-cell>
          <table:table-cell office:value-type="float" office:value="0.10137732614918576" table:formula="of:=[.C42]*[.$H$25]+[.$F$25]*[.F42]+[.$I$25]" table:style-name="ce8">
            <text:p>0,101377326</text:p>
          </table:table-cell>
          <table:table-cell office:value-type="string" table:style-name="ce12">
            <text:p>39,5 (21.1%) ou 40,1 (38.3%)</text:p>
          </table:table-cell>
          <table:table-cell office:value-type="float" office:value="39.799999999999997" table:formula="of:=(39.5+40.1)/2" table:style-name="ce8">
            <text:p>39,8</text:p>
          </table:table-cell>
          <table:table-cell office:value-type="float" office:value="1.5588044985364391" table:formula="of:=ABS([.H42]-[.K42])" table:style-name="ce11">
            <text:p>1,56</text:p>
          </table:table-cell>
          <table:table-cell office:value-type="float" office:value="14.376263684864991" table:formula="of:=ABS([.I42]-[.L42])/[.I42]" table:style-name="ce11">
            <text:p>14,38</text:p>
          </table:table-cell>
          <table:table-cell table:number-columns-repeated="16371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,</text:p>
          </table:table-cell>
          <table:table-cell table:number-columns-repeated="16375"/>
        </table:table-row>
        <table:table-row table:number-rows-repeated="1048500" table:style-name="ro1">
          <table:table-cell table:number-columns-repeated="16384"/>
        </table:table-row>
      </table:table>
      <table:table table:name="Folha2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lha3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Correto" style:family="table-cell" style:data-style-name="N0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o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guel G</meta:initial-creator>
    <dc:creator>António Costa</dc:creator>
    <meta:creation-date>2015-10-12T12:14:13Z</meta:creation-date>
    <dc:date>2015-10-22T17:59:07Z</dc:date>
    <meta:editing-cycles>3</meta:editing-cycles>
    <meta:editing-duration>PT1898S</meta:editing-duration>
  </office:meta>
</office:document-meta>
</file>